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1" draw:id="id6" draw:layer="layout" svg:width="2.667cm" svg:height="1.143cm" svg:x="1.524cm" svg:y="3.04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048cm" svg:y1="4.953cm" svg:x2="7.047cm" svg:y2="6.096cm" draw:start-shape="id1" draw:end-shape="id2" draw:end-glue-point="4">
          <text:p/>
        </draw:connector>
        <draw:custom-shape draw:style-name="gr5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7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4" draw:text-style-name="P1" draw:layer="layout" svg:x1="7.859cm" svg:y1="8.761cm" svg:x2="8.953cm" svg:y2="9.906cm" draw:start-shape="id2" draw:start-glue-point="8" draw:end-shape="id5" draw:end-glue-point="0">
          <text:p/>
        </draw:connector>
        <draw:connector draw:style-name="gr8" draw:text-style-name="P1" draw:layer="layout" svg:x1="4.191cm" svg:y1="3.619cm" svg:x2="5.715cm" svg:y2="3.618cm" draw:start-shape="id6" draw:start-glue-point="1" draw:end-shape="id1" draw:end-glue-point="5">
          <text:p/>
        </draw:connector>
        <draw:custom-shape draw:style-name="gr9" draw:text-style-name="P1" draw:id="id7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7.049cm" svg:y1="1.525cm" svg:x2="7.047cm" svg:y2="2.286cm" draw:start-shape="id7" draw:start-glue-point="2" draw:end-shape="id1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01:50:03</dc:date>
    <dc:language>it-IT</dc:language>
    <meta:editing-cycles>6</meta:editing-cycles>
    <meta:editing-duration>PT16M50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